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rbel" svg:font-family="Corbe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72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9.72cm" style:rel-column-width="65534*"/>
    </style:style>
    <style:style style:name="Table1.1" style:family="table-row">
      <style:table-row-properties style:min-row-height="1.293cm"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711cm" fo:margin-top="0cm" fo:margin-bottom="0cm" fo:break-before="page" table:align="left" style:writing-mode="lr-tb"/>
    </style:style>
    <style:style style:name="Table2.A" style:family="table-column">
      <style:table-column-properties style:column-width="1.801cm"/>
    </style:style>
    <style:style style:name="Table2.B" style:family="table-column">
      <style:table-column-properties style:column-width="4.212cm"/>
    </style:style>
    <style:style style:name="Table2.C" style:family="table-column">
      <style:table-column-properties style:column-width="13.698cm"/>
    </style:style>
    <style:style style:name="Table2.1" style:family="table-row">
      <style:table-row-properties style:row-height="0.609cm" fo:keep-together="auto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2.2" style:family="table-row">
      <style:table-row-properties style:min-row-height="0.589cm" fo:keep-together="auto"/>
    </style:style>
    <style:style style:name="Table2.C2" style:family="table-cell">
      <style:table-cell-properties fo:padding="0cm" fo:border="none"/>
    </style:style>
    <style:style style:name="Table2.3" style:family="table-row">
      <style:table-row-properties style:min-row-height="0.153cm" fo:keep-together="auto"/>
    </style:style>
    <style:style style:name="Table2.C3" style:family="table-cell">
      <style:table-cell-properties fo:padding="0cm" fo:border="none"/>
    </style:style>
    <style:style style:name="Table2.4" style:family="table-row">
      <style:table-row-properties style:min-row-height="0.194cm" fo:keep-together="auto"/>
    </style:style>
    <style:style style:name="Table2.A4" style:family="table-cell">
      <style:table-cell-properties fo:padding="0cm" fo:border="none"/>
    </style:style>
    <style:style style:name="Table2.C4" style:family="table-cell">
      <style:table-cell-properties fo:padding="0cm" fo:border="none"/>
    </style:style>
    <style:style style:name="Table2.5" style:family="table-row">
      <style:table-row-properties style:min-row-height="5.54cm" fo:keep-together="auto"/>
    </style:style>
    <style:style style:name="Table2.A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6" style:family="table-row">
      <style:table-row-properties style:min-row-height="2.143cm" fo:keep-together="auto"/>
    </style:style>
    <style:style style:name="Table2.A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P1" style:family="paragraph" style:parent-style-name="Heading_20_1">
      <style:paragraph-properties fo:orphans="0" fo:widows="0"/>
      <style:text-properties style:font-name="FreeSerif" fo:font-size="17pt" style:font-size-asian="19pt" style:font-size-complex="19pt"/>
    </style:style>
    <style:style style:name="P2" style:family="paragraph" style:parent-style-name="Contact">
      <style:paragraph-properties fo:orphans="0" fo:widows="0"/>
      <style:text-properties style:font-name="FreeSerif" fo:font-size="11pt" style:font-size-asian="11pt" style:font-size-complex="11pt"/>
    </style:style>
    <style:style style:name="P3" style:family="paragraph" style:parent-style-name="Contact">
      <style:paragraph-properties fo:orphans="0" fo:widows="0"/>
      <style:text-properties style:font-name="FreeSerif" fo:font-size="11pt" officeooo:rsid="00198c90" officeooo:paragraph-rsid="00198c90" style:font-size-asian="11pt" style:font-size-complex="11pt"/>
    </style:style>
    <style:style style:name="P4" style:family="paragraph" style:parent-style-name="Contact">
      <style:paragraph-properties fo:orphans="0" fo:widows="0"/>
      <style:text-properties fo:color="#262626" loext:opacity="100%" style:font-name="FreeSerif" fo:font-size="11pt" officeooo:rsid="00198c90" officeooo:paragraph-rsid="00198c90" style:font-size-asian="11pt" style:font-size-complex="11pt"/>
    </style:style>
    <style:style style:name="P5" style:family="paragraph" style:parent-style-name="Contact">
      <style:paragraph-properties fo:orphans="0" fo:widows="0"/>
      <style:text-properties fo:color="#374c80" loext:opacity="100%" style:font-name="FreeSerif" fo:font-size="11pt" fo:language="en" fo:country="AU" fo:font-style="italic" officeooo:rsid="001dd3eb" officeooo:paragraph-rsid="002d49d8" style:font-name-asian="Calibri1" style:font-size-asian="11pt" style:font-style-asian="italic" style:font-name-complex="DejaVu Sans" style:font-size-complex="11pt"/>
    </style:style>
    <style:style style:name="P6" style:family="paragraph" style:parent-style-name="Heading_20_1">
      <style:paragraph-properties fo:margin-top="0cm" fo:margin-bottom="0.353cm" style:contextual-spacing="false" fo:orphans="0" fo:widows="0"/>
      <style:text-properties style:font-name="FreeSerif" fo:font-size="17pt" officeooo:paragraph-rsid="001b5698" style:font-size-asian="19pt" style:font-size-complex="19pt"/>
    </style:style>
    <style:style style:name="P7" style:family="paragraph" style:parent-style-name="Heading_20_3">
      <style:paragraph-properties fo:orphans="0" fo:widows="0"/>
      <style:text-properties style:font-name="FreeSerif" fo:font-size="11pt" style:font-size-asian="11pt" style:font-size-complex="11pt"/>
    </style:style>
    <style:style style:name="P8" style:family="paragraph" style:parent-style-name="Heading_20_3">
      <style:paragraph-properties fo:orphans="0" fo:widows="0"/>
      <style:text-properties style:font-name="FreeSerif" fo:font-size="11pt" fo:language="en" fo:country="AU" officeooo:paragraph-rsid="00198c90" style:font-size-asian="13pt" style:font-size-complex="12pt"/>
    </style:style>
    <style:style style:name="P9" style:family="paragraph" style:parent-style-name="Heading_20_3">
      <style:paragraph-properties fo:orphans="0" fo:widows="0"/>
      <style:text-properties style:font-name="FreeSerif" fo:font-size="11pt" fo:language="en" fo:country="AU" officeooo:rsid="001c2b48" officeooo:paragraph-rsid="001c2b48" style:font-size-asian="13pt" style:font-size-complex="12pt"/>
    </style:style>
    <style:style style:name="P10" style:family="paragraph" style:parent-style-name="Heading_20_3">
      <style:paragraph-properties fo:orphans="0" fo:widows="0"/>
      <style:text-properties fo:color="#5aa2ae" loext:opacity="100%" style:font-name="FreeSerif" fo:font-size="13pt" officeooo:rsid="001dd3eb" officeooo:paragraph-rsid="001dd3eb" style:font-size-asian="13pt" style:font-size-complex="13pt" style:font-style-complex="italic"/>
    </style:style>
    <style:style style:name="P11" style:family="paragraph" style:parent-style-name="Job_20_Description">
      <style:paragraph-properties fo:margin-left="1.27cm" fo:margin-right="0cm" fo:orphans="0" fo:widows="0" fo:text-indent="0cm" style:auto-text-indent="false"/>
      <style:text-properties fo:color="#404040" loext:opacity="100%" style:font-name="FreeSerif" officeooo:paragraph-rsid="001ef7f7"/>
    </style:style>
    <style:style style:name="P12" style:family="paragraph" style:parent-style-name="Job_20_Description">
      <style:paragraph-properties fo:margin-left="1.27cm" fo:margin-right="0cm" fo:orphans="0" fo:widows="0" fo:text-indent="0cm" style:auto-text-indent="false"/>
      <style:text-properties style:font-name="FreeSerif" fo:font-size="11pt" fo:language="en" fo:country="AU" officeooo:paragraph-rsid="001dd3eb" style:font-size-asian="11pt" style:font-size-complex="11pt"/>
    </style:style>
    <style:style style:name="P13" style:family="paragraph" style:parent-style-name="Heading_20_5">
      <style:paragraph-properties fo:margin-left="1.27cm" fo:margin-right="0cm" fo:orphans="0" fo:widows="0" fo:text-indent="0cm" style:auto-text-indent="false"/>
      <style:text-properties officeooo:paragraph-rsid="001ee537"/>
    </style:style>
    <style:style style:name="P14" style:family="paragraph" style:parent-style-name="Introduction">
      <style:paragraph-properties fo:orphans="0" fo:widows="0"/>
      <style:text-properties style:font-name="FreeSerif" officeooo:paragraph-rsid="001ef7f7"/>
    </style:style>
    <style:style style:name="P15" style:family="paragraph" style:parent-style-name="Introduction">
      <style:paragraph-properties fo:orphans="0" fo:widows="0"/>
      <style:text-properties fo:color="#4a66ac" loext:opacity="100%" style:font-name="FreeSerif" fo:font-size="13pt" fo:font-weight="bold" style:font-size-asian="13pt" style:font-weight-asian="bold" style:font-size-complex="13pt" style:font-weight-complex="bold"/>
    </style:style>
    <style:style style:name="P16" style:family="paragraph" style:parent-style-name="Job_20_Description">
      <style:paragraph-properties fo:orphans="0" fo:widows="0"/>
      <style:text-properties fo:color="#404040" loext:opacity="100%" style:font-name="FreeSerif" officeooo:paragraph-rsid="001ef7f7"/>
    </style:style>
    <style:style style:name="P17" style:family="paragraph" style:parent-style-name="Standard">
      <style:paragraph-properties fo:orphans="0" fo:widows="0"/>
      <style:text-properties fo:text-transform="uppercase" fo:color="#4a66ac" loext:opacity="100%" style:font-name="FreeSerif" fo:font-size="17pt" fo:letter-spacing="0.071cm" officeooo:rsid="001c2b48" officeooo:paragraph-rsid="001c2b48" style:font-size-asian="19pt" style:font-size-complex="19pt"/>
    </style:style>
    <style:style style:name="P18" style:family="paragraph" style:parent-style-name="Standard">
      <style:paragraph-properties>
        <style:tab-stops>
          <style:tab-stop style:position="11.06cm"/>
        </style:tab-stops>
      </style:paragraph-properties>
      <style:text-properties style:font-name="FreeSerif" fo:font-size="9pt" style:font-size-asian="16pt" style:font-size-complex="9pt"/>
    </style:style>
    <style:style style:name="P19" style:family="paragraph" style:parent-style-name="Standard">
      <style:paragraph-properties fo:orphans="0" fo:widows="0"/>
      <style:text-properties style:font-name="FreeSerif" fo:font-size="11pt" officeooo:paragraph-rsid="001c2b48" style:font-size-asian="11pt" style:font-size-complex="11pt"/>
    </style:style>
    <style:style style:name="P20" style:family="paragraph" style:parent-style-name="Standard">
      <style:paragraph-properties fo:orphans="0" fo:widows="0"/>
      <style:text-properties fo:font-size="11pt" officeooo:paragraph-rsid="001c2b48" style:font-size-asian="11pt" style:font-size-complex="11pt"/>
    </style:style>
    <style:style style:name="P21" style:family="paragraph" style:parent-style-name="Standard">
      <style:paragraph-properties fo:orphans="0" fo:widows="0"/>
      <style:text-properties fo:color="#5aa2ae" loext:opacity="100%" style:font-name="FreeSerif" fo:font-size="11pt" officeooo:rsid="001dd3eb" officeooo:paragraph-rsid="001c2b48" style:font-size-asian="11pt" style:font-size-complex="11pt"/>
    </style:style>
    <style:style style:name="P22" style:family="paragraph" style:parent-style-name="Heading_20_5">
      <style:paragraph-properties fo:orphans="0" fo:widows="0"/>
      <style:text-properties style:font-name="FreeSerif" fo:font-size="11pt" style:font-size-asian="11pt" style:font-size-complex="11pt"/>
    </style:style>
    <style:style style:name="P23" style:family="paragraph" style:parent-style-name="Heading_20_5">
      <style:paragraph-properties fo:orphans="0" fo:widows="0"/>
      <style:text-properties fo:font-size="11pt" officeooo:paragraph-rsid="001dd3eb" style:font-size-asian="11pt" style:font-size-complex="11pt"/>
    </style:style>
    <style:style style:name="P24" style:family="paragraph" style:parent-style-name="Heading_20_1">
      <style:paragraph-properties fo:text-align="end" style:justify-single-word="false"/>
    </style:style>
    <style:style style:name="P25" style:family="paragraph" style:parent-style-name="Job_20_Description" style:list-style-name="WWNum1">
      <style:paragraph-properties fo:orphans="0" fo:widows="0"/>
      <style:text-properties fo:color="#404040" loext:opacity="100%" style:font-name="FreeSerif" officeooo:paragraph-rsid="001ef7f7"/>
    </style:style>
    <style:style style:name="P26" style:family="paragraph" style:parent-style-name="Job_20_Description" style:list-style-name="WWNum1">
      <style:paragraph-properties fo:orphans="0" fo:widows="0"/>
      <style:text-properties fo:color="#404040" loext:opacity="100%" style:font-name="FreeSerif" officeooo:rsid="002897b3" officeooo:paragraph-rsid="002897b3"/>
    </style:style>
    <style:style style:name="P27" style:family="paragraph" style:parent-style-name="Text_20_body" style:master-page-name="Standard">
      <style:paragraph-properties style:page-number="auto"/>
    </style:style>
    <style:style style:name="T1" style:family="text">
      <style:text-properties fo:color="#4a66ac" loext:opacity="100%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4a66ac" loext:opacity="100%" fo:font-size="13pt" fo:font-style="italic" fo:font-weight="bold" officeooo:rsid="001a6c66" style:font-size-asian="13pt" style:font-style-asian="italic" style:font-weight-asian="bold" style:font-size-complex="13pt" style:font-weight-complex="bold"/>
    </style:style>
    <style:style style:name="T3" style:family="text">
      <style:text-properties fo:color="#404040" loext:opacity="100%" fo:font-size="11pt" fo:font-style="normal" style:font-size-asian="11pt" style:font-style-asian="normal" style:font-size-complex="11pt" style:font-style-complex="normal"/>
    </style:style>
    <style:style style:name="T4" style:family="text">
      <style:text-properties fo:color="#5aa2ae" loext:opacity="100%" style:font-name="FreeSerif" officeooo:rsid="001c2b48"/>
    </style:style>
    <style:style style:name="T5" style:family="text">
      <style:text-properties fo:color="#5aa2ae" loext:opacity="100%" style:font-name="FreeSerif" officeooo:rsid="001bc0ef"/>
    </style:style>
    <style:style style:name="T6" style:family="text">
      <style:text-properties fo:color="#5aa2ae" loext:opacity="100%" style:font-name="FreeSerif" officeooo:rsid="001dd3eb"/>
    </style:style>
    <style:style style:name="T7" style:family="text">
      <style:text-properties fo:color="#5aa2ae" loext:opacity="100%" style:font-name="FreeSerif" fo:font-size="11pt" officeooo:rsid="001c2b48" style:font-size-asian="11pt" style:font-size-complex="11pt"/>
    </style:style>
    <style:style style:name="T8" style:family="text">
      <style:text-properties fo:color="#5aa2ae" loext:opacity="100%" style:font-name="FreeSerif" fo:font-size="11pt" style:text-underline-style="none" officeooo:rsid="001c2b48" style:font-size-asian="11pt" style:font-size-complex="11pt"/>
    </style:style>
    <style:style style:name="T9" style:family="text">
      <style:text-properties fo:color="#262626" loext:opacity="100%"/>
    </style:style>
    <style:style style:name="T10" style:family="text">
      <style:text-properties fo:color="#262626" loext:opacity="100%" style:font-name="FreeSerif" fo:font-size="11pt" officeooo:rsid="001c2b48" style:font-size-asian="11pt" style:font-size-complex="11pt"/>
    </style:style>
    <style:style style:name="T11" style:family="text">
      <style:text-properties fo:color="#262626" loext:opacity="100%" style:font-name="FreeSerif" fo:font-size="11pt" fo:language="en" fo:country="AU" fo:font-style="normal" style:font-size-asian="11pt" style:font-style-asian="normal" style:font-size-complex="11pt" style:font-style-complex="normal"/>
    </style:style>
    <style:style style:name="T12" style:family="text">
      <style:text-properties style:font-name="FreeSerif"/>
    </style:style>
    <style:style style:name="T13" style:family="text">
      <style:text-properties style:font-name="FreeSerif" fo:font-size="11pt" style:font-size-asian="11pt" style:font-size-complex="11pt"/>
    </style:style>
    <style:style style:name="T14" style:family="text">
      <style:text-properties style:font-name="FreeSerif" fo:font-size="11pt" officeooo:rsid="001c2b48" style:font-size-asian="11pt" style:font-size-complex="11pt"/>
    </style:style>
    <style:style style:name="T15" style:family="text">
      <style:text-properties officeooo:rsid="001bc0ef"/>
    </style:style>
    <style:style style:name="T16" style:family="text">
      <style:text-properties fo:color="#374c80" loext:opacity="100%" style:font-name="FreeSerif" fo:font-size="11pt" fo:font-style="italic" officeooo:rsid="001c2b48" style:font-size-asian="11pt" style:font-style-asian="italic" style:font-size-complex="11pt"/>
    </style:style>
    <style:style style:name="T17" style:family="text">
      <style:text-properties fo:color="#374c80" loext:opacity="100%" style:font-name="FreeSerif" fo:font-size="11pt" fo:font-style="italic" style:text-underline-style="none" officeooo:rsid="001c2b48" style:font-size-asian="11pt" style:font-style-asian="italic" style:font-size-complex="11pt"/>
    </style:style>
    <style:style style:name="T18" style:family="text">
      <style:text-properties fo:color="#374c80" loext:opacity="100%" style:font-name="FreeSerif" fo:font-style="italic" officeooo:rsid="001dd3eb" style:font-style-asian="italic"/>
    </style:style>
    <style:style style:name="T19" style:family="text">
      <style:text-properties fo:color="#374c80" loext:opacity="100%" fo:font-style="italic" style:font-style-asian="italic"/>
    </style:style>
    <style:style style:name="T20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size-asian="11pt" style:font-size-complex="11pt"/>
    </style:style>
    <style:style style:name="T21" style:family="text">
      <style:text-properties fo:color="#9454c3" loext:opacity="100%" style:font-name="FreeSerif" fo:font-size="11pt" style:text-underline-style="solid" style:text-underline-width="auto" style:text-underline-color="font-color" officeooo:rsid="001dd3eb" style:font-size-asian="11pt" style:font-size-complex="11pt"/>
    </style:style>
    <style:style style:name="T22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name-asian="Calibri1" style:font-size-asian="11pt" style:font-name-complex="DejaVu Sans" style:font-size-complex="11pt"/>
    </style:style>
    <style:style style:name="T23" style:family="text">
      <style:text-properties officeooo:rsid="001dd3eb"/>
    </style:style>
    <style:style style:name="T24" style:family="text">
      <style:text-properties officeooo:rsid="001f42f5"/>
    </style:style>
    <style:style style:name="T25" style:family="text">
      <style:text-properties officeooo:rsid="001f42f5" style:font-size-complex="9pt"/>
    </style:style>
    <style:style style:name="T26" style:family="text">
      <style:text-properties officeooo:rsid="00233298" style:font-size-complex="9pt"/>
    </style:style>
    <style:style style:name="T27" style:family="text">
      <style:text-properties officeooo:rsid="0020766b"/>
    </style:style>
    <style:style style:name="T28" style:family="text">
      <style:text-properties officeooo:rsid="00226664"/>
    </style:style>
    <style:style style:name="T29" style:family="text">
      <style:text-properties officeooo:rsid="00233298"/>
    </style:style>
    <style:style style:name="T30" style:family="text">
      <style:text-properties officeooo:rsid="0024ab1b"/>
    </style:style>
    <style:style style:name="T31" style:family="text">
      <style:text-properties officeooo:rsid="0025d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1">Hello </text:span><text:span text:style-name="T2">Hiring Manager</text:span><text:span text:style-name="T1">,<text:line-break/><text:line-break/></text:span><text:span text:style-name="T3">I am Adam Pavey, and I live and breathe technology. It is what I am most passionate about. I was just 6 years old when my family purchased our first PC and connected to the internet. I was instantly obsessed with how much information I had access to, and how much control I had over what happened on the screen. I was browsing websites, joining forums, and finding IRC channels full of others like me; I started to ask questions, and learned from others. As I reached my teens I got into programming and basic electronics, and as I continued to learn and explore, I became very interested in network engineering, cyber security, and reverse engineering software. To this day, I have not stopped researching and learning about all kinds of technology we deploy in our society to innovate and improve our lives. I really enjoy discovering how things work, to understand how to improve them, how to automate them, or how to break them! </text:span></text:p>
            <text:p text:style-name="P16">Over the years I have studied and built my experience within the scope of ICT. My interests <text:span text:style-name="T25">have been</text:span> focused on web infrastructure, particularly web app penetration testing, API testing and scripting. I also have experience with Linux based systems/servers, setting up and administrating basic networks, both local and VPN, including my own server rack which has a PFsense firewall (configured with VLANs, Snort IDS and DNS rules with pfBlockerNG), Proxmox virtualization server with self-hosted websites and virtual machines (utilizing docker images and postgreSQL databases), and a Truenas backup server utilizing ZFS and Jails. I also have global administrator experience with cloud services using platforms such as Microsoft Azure (ASP, <text:span text:style-name="T28">AAD, </text:span>CosmosDB, Functions, Application Insights) and Amazon Web Services (EC2, S3, <text:span text:style-name="T24">Route53, </text:span>Cloudfront). </text:p>
            <text:p text:style-name="P16"/>
            <text:p text:style-name="P16">I also have my own business called Roxxum which <text:span text:style-name="T24">is used to build software but also </text:span>offers technical services for both hardware and software, and I use it to participate on platforms like HackerOne, uTest and GitHub. My long-term plan is to <text:span text:style-name="T26">use</text:span> Roxxum <text:span text:style-name="T29">to contribute tools and solutions to increase Cyber Security and Digital Privacy for as many people as possible</text:span>. But my short to medium career aspirations are focused on working for companies with great software products where I can continue to develop industry experience and contribute to their success in challenging roles.</text:p>
            <text:p text:style-name="P16"/>
            <text:p text:style-name="P16">At Euclideon Ltd, I am responsible for the reliability of Euclideon’s software and apply a range of tools and techniques to monitor, measure, review and test it regularly. <text:span text:style-name="T24">I have built and configured much of their infrastructure as an SRE, as also wear a secondary hat of System administrator / </text:span><text:span text:style-name="T30">IT SME.</text:span><text:span text:style-name="T24"> During my time with euclideon I have achieved the following:</text:span></text:p>
            <text:p text:style-name="P11"/>
            <text:list xml:id="list1882336134" text:style-name="WWNum1">
              <text:list-item>
                <text:p text:style-name="P25">Building a monitoring system using Azure Monitor and Prometheus, and coded python scripts to extract and analyze data from the availability API</text:p>
              </text:list-item>
              <text:list-item>
                <text:p text:style-name="P25">Configuration of an alerting system including defined appropriate SLO’s to base the alerts from </text:p>
              </text:list-item>
              <text:list-item>
                <text:p text:style-name="P25">Documented playbooks for use as incident responses</text:p>
              </text:list-item>
              <text:list-item>
                <text:p text:style-name="P25">Contributed code to the software in the form of Azure functions, created a Service Status webpage, coded unit tests and automated parts of the internal testing framework using Selenium</text:p>
              </text:list-item>
              <text:list-item>
                <text:p text:style-name="P25">Written scripts for the use of API performance testing and implemented tools such as OWASP’s Zap scanner to the Azure CI/CD pipeline <text:span text:style-name="T31">and automated some of the previously manual build and release steps</text:span></text:p>
              </text:list-item>
              <text:list-item>
                <text:p text:style-name="P25">Contributed to security testing efforts and given reports and advice on potential reliability issues and vulnerabilities, and potential solutions for these issues</text:p>
              </text:list-item>
              <text:list-item>
                <text:p text:style-name="P25">Worked closely with the CTO to work towards implementing a Cyber Security strategy using the Essential Eight framework and NIST Cybersecurity Framework</text:p>
              </text:list-item>
              <text:list-item>
                <text:p text:style-name="P26">Setup and configured AAD, Atera and Intune to r<text:span text:style-name="T24">emotely administrate work machines during IT support tickets and general updates and maintenance tasks</text:span></text:p>
              </text:list-item>
            </text:list>
            <text:p text:style-name="P11"/>
            <text:p text:style-name="P16">Solving infrastructure challenges has been very rewarding and whilst I am very capable in this domain my passion is code. I find that writing tools, implementing algorithms or even at times brute forcing my way through a problem with code always leads to a satisfaction like no other. </text:p>
            <text:p text:style-name="P16"/>
            <text:p text:style-name="P16">Over the past 2 and a half years I have been ramping up how much time I invest in developing my coding skills during my out of work hours, particularly with python. I use it heavily for writing penetration testing scripts and have publicly released a python package to pypi called leetscraper. <text:span text:style-name="T24">I have built my personal website with a Flask backend, I have made games using pygame and I write tools </text:span><text:span text:style-name="T25">utilizing </text:span><text:span text:style-name="T24">popular libraries like numpy, opencv and tensorflow. </text:span><text:span text:style-name="T27">You can find almost all of my personal code at https://github.com/pavocracy</text:span></text:p>
            <text:p text:style-name="P16"/>
            <text:p text:style-name="P16">I would welcome the opportunity to discuss how I could contribute to your company and code solutions that will help <text:span text:style-name="T25">your company</text:span> achieve success. </text:p>
            <text:p text:style-name="P16"/>
            <text:p text:style-name="P15">Kind regards,<text:line-break/>Adam Pavey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Email:</text:p>
          </table:table-cell>
          <table:table-cell table:style-name="Table2.A1" office:value-type="string">
            <text:p text:style-name="P4">findme@adampavey.com</text:p>
          </table:table-cell>
          <table:table-cell table:style-name="Table2.C4" table:number-rows-spanned="4" office:value-type="string">
            <text:h text:style-name="P9" text:outline-level="3"/>
            <text:h text:style-name="P8" text:outline-level="3">Goal orientated and results driven. I’m an analytic problem solver committed to efficiency. I enjoy learning new systems and processes, and can adapt across changing environments. I have the ability to work autonomously but also thrive within a team.</text:h>
          </table:table-cell>
        </table:table-row>
        <table:table-row table:style-name="Table2.2">
          <table:table-cell table:style-name="Table2.A1" office:value-type="string">
            <text:p text:style-name="P5">Location:</text:p>
          </table:table-cell>
          <table:table-cell table:style-name="Table2.A1" office:value-type="string">
            <text:p text:style-name="P2">Brisbane, QLD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5">Website:</text:p>
          </table:table-cell>
          <table:table-cell table:style-name="Table2.A1" office:value-type="string">
            <text:p text:style-name="P3">https://adampavey.com</text:p>
          </table:table-cell>
          <table:covered-table-cell/>
        </table:table-row>
        <table:table-row table:style-name="Table2.4">
          <table:table-cell table:style-name="Table2.A6" table:number-rows-spanned="3" table:number-columns-spanned="2" office:value-type="string">
            <text:h text:style-name="P6" text:outline-level="1"><text:span text:style-name="T15">Tech </text:span>Skills</text:h>
            <text:p text:style-name="P20"><text:span text:style-name="T5">HTML | CSS | JavaScript </text:span><text:span text:style-name="T6">| </text:span><text:span text:style-name="T5">Bash | Powershell</text:span><text:span text:style-name="T4"> </text:span><text:span text:style-name="T6">| </text:span><text:span text:style-name="T5">JSON | XML | Res</text:span><text:span text:style-name="T4">t </text:span><text:span text:style-name="T6">| </text:span><text:span text:style-name="T5">C# .Net </text:span><text:span text:style-name="T6">| </text:span><text:span text:style-name="T5">SQL </text:span><text:span text:style-name="T6">| </text:span><text:span text:style-name="T5">Python </text:span><text:span text:style-name="T6">| </text:span><text:span text:style-name="T5">AWS | Azure </text:span><text:span text:style-name="T6">| </text:span><text:span text:style-name="T5">Linux </text:span><text:span text:style-name="T6">| </text:span><text:span text:style-name="T5">Git </text:span><text:span text:style-name="T6">| </text:span><text:span text:style-name="T4">Automation</text:span></text:p>
            <text:p text:style-name="P21"/>
            <text:p text:style-name="P17">certificates</text:p>
            <text:h text:style-name="P7" text:outline-level="3">ISTQB Certified Tester Foundation</text:h>
            <text:p text:style-name="P19"><text:span text:style-name="T19">Australia &amp; NZ Testing Board 2020</text:span><text:line-break/>Certificate Number: CTFL8781194</text:p>
            <text:p text:style-name="P19"/>
            <text:p text:style-name="P17">References</text:p>
            <text:h text:style-name="Heading_20_3" text:outline-level="3"><text:span text:style-name="T13">Paul Fox – </text:span><text:span text:style-name="T14">Euclideon Ltd<text:line-break/></text:span><text:span text:style-name="T16">Director of R&amp;D</text:span><text:span text:style-name="T14"><text:line-break/></text:span><text:a xlink:type="simple" xlink:href="mailto:pfox@euclideon.com" text:style-name="Internet_20_link" text:visited-style-name="Visited_20_Internet_20_Link"><text:span text:style-name="T22">pfox@euclideon.com</text:span></text:a><text:span text:style-name="T10"><text:line-break/><text:line-break/></text:span><text:span text:style-name="T7">Carl Francis – Euclideon Ltd</text:span><text:span text:style-name="T10"><text:line-break/></text:span><text:span text:style-name="T16">Quality Assurance Manager</text:span><text:span text:style-name="T10"><text:line-break/></text:span><text:a xlink:type="simple" xlink:href="mailto:cfrancis@euclideon.com" text:style-name="Internet_20_link" text:visited-style-name="Visited_20_Internet_20_Link"><text:span text:style-name="T22">cfrancis@euclideon.com</text:span></text:a><text:span text:style-name="T10"><text:line-break/><text:line-break/></text:span><text:span text:style-name="T7">David Apelt – Euclideon Ltd</text:span><text:span text:style-name="T10"><text:line-break/></text:span><text:span text:style-name="T16">Cheif Technology Officer</text:span><text:span text:style-name="T10"><text:line-break/></text:span><text:a xlink:type="simple" xlink:href="mailto:dave@sigmasolutions.com.au" text:style-name="Internet_20_link" text:visited-style-name="Visited_20_Internet_20_Link"><text:span text:style-name="T20">dave@sigmasolutions.com.au</text:span></text:a><text:span text:style-name="T20"><text:line-break/><text:line-break/></text:span><text:span text:style-name="T8">Kristian Wares – Euclideon Ltd</text:span><text:span text:style-name="T21"><text:line-break/></text:span><text:span text:style-name="T17">Director of Sales</text:span><text:span text:style-name="T21"><text:line-break/></text:span><text:a xlink:type="simple" xlink:href="mailto:kwares@euclideon.com" text:style-name="Internet_20_link" text:visited-style-name="Visited_20_Internet_20_Link"><text:span text:style-name="T20">kwares@euclideon.com</text:span></text:a></text:h>
          </table:table-cell>
          <table:covered-table-cell/>
          <table:covered-table-cell/>
        </table:table-row>
        <table:table-row table:style-name="Table2.5">
          <table:covered-table-cell/>
          <table:covered-table-cell/>
          <table:table-cell table:style-name="Table2.C6" table:number-rows-spanned="2" office:value-type="string">
            <text:h text:style-name="P1" text:outline-level="1">Experience</text:h>
            <text:h text:style-name="P10" text:outline-level="3">Euclideon Ltd</text:h>
            <text:h text:style-name="P22" text:outline-level="5"><text:span text:style-name="T23">Site Reliability Engineer </text:span>/ August 202<text:span text:style-name="T23">1</text:span> – Current </text:h>
            <text:p text:style-name="P12">Ensuring the reliability of Euclideon’s software products through SRE best practices and implementation of industry standard tools. <text:line-break/><text:line-break/><text:span text:style-name="T9">• Define and measure reliability goals such as service level indicators (SLIs), service level objectives (SLOs), and error budgets.<text:line-break/>• Create and utilize observability tools, including telemetry, to take in a holistic view of system health, and advocate for observability practices within development teams.<text:line-break/>• Design, test, and run an incident management process, including the preparation of playbooks, to assist in diagnosing and resolving technical issues.<text:line-break/>• Ensure the presence of an alert system that prioritizes potentially critical information without unnecessary spam.<text:line-break/>• Perform blameless retrospectives after incidents to encourage a post-mortem culture that learns from failure.<text:line-break/>• Work collaboratively across all stages of the software development lifecycle (SDLC) to ensure smooth and reliable release management.<text:line-break/>• Identify and help implement coding practices with a “testing-first” mindset to improve reliability.<text:line-break/>• Design, implement, and utilize automation to avoid and eliminate toil in a scalable manner that can be adopted across systems.<text:line-break/>• Collaborate with developers at the design level to ensure that capacity planning is factored into all new products and features.<text:line-break/>• Review and optimize development processes in a manner that reduces complexity and increases reliability.<text:line-break/>• Identify and report on areas for improvement with respect to operational concern.<text:line-break/>• Implement SRE best practices through documentation and communication of knowledge.</text:span></text:p>
            <text:h text:style-name="P22" text:outline-level="5"/>
            <text:h text:style-name="P23" text:outline-level="5"><text:span text:style-name="T18">Quality Assurance Tester</text:span><text:span text:style-name="T12"> / </text:span><text:span text:style-name="T18">August</text:span><text:span text:style-name="T12"> </text:span><text:span text:style-name="T18">2020 </text:span><text:span text:style-name="T12">– </text:span><text:span text:style-name="T18">August 2021</text:span><text:span text:style-name="T12"> </text:span></text:h>
            <text:h text:style-name="P13" text:outline-level="5"><text:span text:style-name="background-details"><text:span text:style-name="T11">Responsible for finding and reporting bugs in Euclideon’s software products and ensuring released software meets user’s requirements. <text:line-break/><text:line-break/>• Assist in defining processes for the test plan and several phases of testing cycle.<text:line-break/>• Planning and scheduling several milestones and tests like alpha beta testing.<text:line-break/>• Testing the latest build daily, in line with Test Cases.<text:line-break/>• Assist in the creation/updating of Release Test Cases.<text:line-break/>• Work closely on the deadlines of the project.<text:line-break/>• Work collaboratively with the Development Team and assist with any requested testing.<text:line-break/>• Log all issues clearly and concisely in the issue tracking software.<text:line-break/>• Ensure all testing is completed in line with release requirements.<text:line-break/>• Assist with the creation/updating of relevant release documentation.<text:line-break/>• Review test strategies and ensure all the various kinds of testing, such as functional, performance, stress, acceptance etc. are being covered.</text:span></text:span></text:h>
          </table:table-cell>
        </table:table-row>
        <table:table-row table:style-name="Table2.6"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rbel" svg:font-family="Corbe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0%" fo:text-align="start" style:justify-single-word="false" fo:orphans="2" fo:widows="2" style:writing-mode="lr-tb"/>
      <style:text-properties fo:color="#262626" loext:opacity="100%" style:font-name="Tw Cen MT" fo:font-family="'Tw Cen MT'" style:font-family-generic="roman" style:font-pitch="variable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text-transform="uppercase" fo:color="#4a66ac" loext:opacity="100%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style:contextual-spacing="false" fo:keep-together="always" fo:keep-with-next="always"/>
      <style:text-properties fo:color="#4a66ac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071cm" style:contextual-spacing="false" fo:keep-together="always" fo:keep-with-next="always"/>
      <style:text-properties fo:color="#5aa2ae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style:contextual-spacing="false" fo:keep-together="always" fo:keep-with-next="always"/>
      <style:text-properties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fo:color="#374c80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ogo" style:family="paragraph" style:parent-style-name="Standard" style:default-outline-level="">
      <style:paragraph-properties fo:margin-top="0cm" fo:margin-bottom="0cm" style:contextual-spacing="false"/>
      <style:text-properties fo:text-transform="uppercase" fo:color="#ffffff" loext:opacity="100%" fo:font-size="54pt" fo:font-weight="bold" style:font-size-asian="54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635cm" fo:margin-bottom="0.212cm" style:contextual-spacing="false" fo:line-height="80%"/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 style:font-size-complex="11pt"/>
    </style:style>
    <style:style style:name="Job_20_title" style:display-name="Job title" style:family="paragraph" style:parent-style-name="Standard" style:default-outline-level="">
      <style:paragraph-properties fo:margin-top="0cm" fo:margin-bottom="0cm" style:contextual-spacing="false"/>
      <style:text-properties fo:color="#ffffff" loext:opacity="100%" fo:font-size="10.5pt" fo:letter-spacing="0.212cm" style:font-size-asian="10.5pt"/>
    </style:style>
    <style:style style:name="Introduction" style:family="paragraph" style:parent-style-name="Standard" style:default-outline-level="">
      <style:paragraph-properties fo:margin-left="0cm" fo:margin-right="0.508cm" fo:text-indent="0cm" style:auto-text-indent="false"/>
      <style:text-properties fo:color="#15282c" loext:opacity="100%" fo:font-size="14pt" fo:font-style="italic" style:font-size-asian="14pt" style:font-style-asian="italic"/>
    </style:style>
    <style:style style:name="Contact" style:family="paragraph" style:parent-style-name="Standard" style:default-outline-level="">
      <style:paragraph-properties fo:margin-top="0.071cm" fo:margin-bottom="0.071cm" style:contextual-spacing="false"/>
      <style:text-properties style:font-name="Calibri Light" fo:font-family="'Calibri Light'" style:font-family-generic="roman" style:font-pitch="variable"/>
    </style:style>
    <style:style style:name="Skill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style:letter-kerning="true"/>
    </style:style>
    <style:style style:name="Skill_20_score" style:display-name="Skill score" style:family="paragraph" style:parent-style-name="Standard" style:default-outline-level="">
      <style:paragraph-properties fo:text-align="center" style:justify-single-word="false"/>
      <style:text-properties fo:color="#7f8fa9" loext:opacity="100%" style:font-name="Calibri Light" fo:font-family="'Calibri Light'" style:font-family-generic="roman" style:font-pitch="variable" style:letter-kerning="true"/>
    </style:style>
    <style:style style:name="List_20_Bullet" style:display-name="List Bullet" style:family="paragraph" style:parent-style-name="Standard" style:default-outline-level="" style:list-style-name="WWNum2">
      <style:paragraph-properties fo:margin-top="0cm" fo:margin-bottom="0.282cm" style:contextual-spacing="true"/>
    </style:style>
    <style:style style:name="Job_20_Description" style:display-name="Job Description" style:family="paragraph" style:parent-style-name="Standard" style:default-outline-level="">
      <style:paragraph-properties fo:margin-top="0cm" fo:margin-bottom="0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242852" loext:opacity="100%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cm" style:contextual-spacing="false"/>
      <style:text-properties style:use-window-font-color="true" loext:opacity="0%"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4a66ac" loext:opacity="100%" style:font-name="Tw Cen MT" fo:font-family="'Tw Cen MT'" style:font-family-generic="roman" style:font-pitch="variable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4a66ac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aa2ae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62626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 style:font-style-complex="italic"/>
    </style:style>
    <style:style style:name="Heading_20_5_20_Char" style:display-name="Heading 5 Char" style:family="text" style:parent-style-name="Default_20_Paragraph_20_Font">
      <style:text-properties fo:color="#374c80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Title_20_Char" style:display-name="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Logo_20_Char" style:display-name="Logo Char" style:family="text" style:parent-style-name="Default_20_Paragraph_20_Font">
      <style:text-properties fo:text-transform="uppercase" fo:color="#ffffff" loext:opacity="100%" fo:font-size="54pt" fo:font-weight="bold" style:font-size-asian="54pt" style:font-weight-asian="bold" style:font-size-complex="9pt"/>
    </style:style>
    <style:style style:name="Subtitle_20_Char" style:display-name="Sub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/>
    </style:style>
    <style:style style:name="Job_20_title_20_Char" style:display-name="Job title Char" style:family="text" style:parent-style-name="Default_20_Paragraph_20_Font">
      <style:text-properties fo:color="#ffffff" loext:opacity="100%" fo:font-size="10.5pt" fo:letter-spacing="0.212cm" style:font-size-asian="10.5pt" style:font-size-complex="9pt"/>
    </style:style>
    <style:style style:name="Introduction_20_Char" style:display-name="Introduction Char" style:family="text" style:parent-style-name="Default_20_Paragraph_20_Font">
      <style:text-properties fo:color="#15282c" loext:opacity="100%" fo:font-size="14pt" fo:font-style="italic" style:font-size-asian="14pt" style:font-style-asian="italic" style:font-size-complex="9pt"/>
    </style:style>
    <style:style style:name="Contact_20_Char" style:display-name="Contact Char" style:family="text" style:parent-style-name="Default_20_Paragraph_20_Font">
      <style:text-properties fo:color="#262626" loext:opacity="100%" style:font-name="Calibri Light" fo:font-family="'Calibri Light'" style:font-family-generic="roman" style:font-pitch="variable" style:font-size-complex="9pt"/>
    </style:style>
    <style:style style:name="Skill_20_Char" style:display-name="Skill Char" style:family="text" style:parent-style-name="Default_20_Paragraph_20_Font">
      <style:text-properties fo:color="#262626" loext:opacity="100%" fo:font-size="9pt" style:letter-kerning="true" style:font-size-asian="9pt" style:font-size-complex="9pt"/>
    </style:style>
    <style:style style:name="Skill_20_score_20_Char" style:display-name="Skill scor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9pt" style:letter-kerning="true" style:font-size-asian="9pt" style:font-size-complex="9pt"/>
    </style:style>
    <style:style style:name="Job_20_Description_20_Char" style:display-name="Job Description Char" style:family="text" style:parent-style-name="Default_20_Paragraph_20_Font">
      <style:text-properties fo:color="#262626" loext:opacity="100%" fo:font-size="9pt" style:font-size-asian="9pt" style:font-size-complex="9pt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9454c3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ckground-detail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7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18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20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21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23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64cm" fo:margin-bottom="0cm" fo:margin-left="0.64cm" fo:margin-right="0.6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Pavey</meta:initial-creator>
    <meta:editing-cycles>18</meta:editing-cycles>
    <meta:print-date>2020-08-05T06:33:00</meta:print-date>
    <meta:creation-date>2021-01-21T09:28:00</meta:creation-date>
    <dc:date>2022-03-14T23:34:29.612385756</dc:date>
    <meta:editing-duration>PT41M15S</meta:editing-duration>
    <meta:generator>LibreOffice/7.0.4.2$Linux_X86_64 LibreOffice_project/00$Build-2</meta:generator>
    <meta:document-statistic meta:table-count="2" meta:image-count="0" meta:object-count="0" meta:page-count="2" meta:paragraph-count="36" meta:word-count="1307" meta:character-count="8384" meta:non-whitespace-character-count="7100"/>
    <meta:user-defined meta:name="AppVersion">16.0000</meta:user-defined>
    <meta:template xlink:type="simple" xlink:actuate="onRequest" xlink:title="Normal.dotm" xlink:href=""/>
  </office:meta>
</office:document-meta>
</file>